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check oil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check water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lean vehicle" form:control-implementation="ooo:com.sun.star.form.component.CheckBox" xml:id="control3" form:id="control3" form:label="clean vehicl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tires" form:control-implementation="ooo:com.sun.star.form.component.CheckBox" xml:id="control4" form:id="control4" form:label="check tires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early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lat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e</text:p>
          </table:table-cell>
          <table:covered-table-cell table:number-columns-repeated="2" table:style-name="ce7"/>
          <table:table-cell office:value-type="string" table:number-columns-spanned="4" table:number-rows-spanned="2">
            <text:p>driv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vehicle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di</text:p>
          </table:table-cell>
          <table:covered-table-cell table:style-name="ce22"/>
          <table:table-cell table:style-name="ce1" office:value-type="string" table:number-columns-spanned="2" table:number-rows-spanned="2">
            <text:p>shift</text:p>
            <draw:control table:end-cell-address="toursheet_de.O1" table:end-x="0.887cm" table:end-y="0.398cm" draw:z-index="4" draw:name="Öl prüfen" draw:style-name="gr1" draw:text-style-name="P1" svg:width="1.252cm" svg:height="0.344cm" svg:x="1.2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considerations</text:p>
          </table:table-cell>
          <table:covered-table-cell table:style-name="ce29">
            <draw:control table:end-cell-address="toursheet_de.S1" table:end-x="0.612cm" table:end-y="0.417cm" draw:z-index="0" draw:name="Öl prüfen" draw:style-name="gr1" draw:text-style-name="P1" svg:width="1.748cm" svg:height="0.344cm" svg:x="1.057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1.643cm" table:end-y="0.458cm" draw:z-index="2" draw:style-name="gr1" draw:text-style-name="P1" svg:width="1.753cm" svg:height="0.403cm" svg:x="0.9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86cm" table:end-y="0.423cm" draw:z-index="5" draw:name="Öl prüfen" draw:style-name="gr1" draw:text-style-name="P1" svg:width="1.252cm" svg:height="0.344cm" svg:x="1.2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676cm" table:end-y="0.436cm" draw:z-index="1" draw:style-name="gr1" draw:text-style-name="P1" svg:width="1.823cm" svg:height="0.392cm" svg:x="1.0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1.66cm" table:end-y="0.449cm" draw:z-index="3" draw:style-name="gr1" draw:text-style-name="P1" svg:width="1.77cm" svg:height="0.406cm" svg:x="0.9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city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ee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ite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comment</text:p>
          </table:table-cell>
          <table:covered-table-cell table:number-columns-repeated="2" table:style-name="ce3"/>
          <table:table-cell table:style-name="ce3" office:value-type="string">
            <text:p>container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weg /Grü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155/6b</text:p>
          </table:table-cell>
          <table:table-cell table:style-name="ce21" office:value-type="string" table:number-columns-spanned="3" table:number-rows-spanned="1">
            <text:p>Verschw.K1270 08.05.12</text:p>
          </table:table-cell>
          <table:covered-table-cell table:number-columns-repeated="2" table:style-name="ce24"/>
          <table:table-cell table:style-name="ce26" office:value-type="string">
            <text:p>K138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cherbergenerstr. /Prof. v. Capitaine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5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ngler /Bött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56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46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cher-Str. /Am langen 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6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icher-Str. /L2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56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Jagdfeld /Arnoldswei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7-1d</text:p>
          </table:table-cell>
          <table:table-cell table:style-name="ce21" office:value-type="string" table:number-columns-spanned="3" table:number-rows-spanned="1">
            <text:p>Verschw. K1075 24.07.12</text:p>
          </table:table-cell>
          <table:covered-table-cell table:number-columns-repeated="2" table:style-name="ce24"/>
          <table:table-cell table:style-name="ce26" office:value-type="string">
            <text:p>K152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zbergerstr. /Dechant-Bohnekamp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87/10b</text:p>
          </table:table-cell>
          <table:table-cell table:style-name="ce21" office:value-type="string" table:number-columns-spanned="3" table:number-rows-spanned="1">
            <text:p>gen.  - NICHT!! vor 8.00 Uhr entleeren!</text:p>
          </table:table-cell>
          <table:covered-table-cell table:number-columns-repeated="2" table:style-name="ce24"/>
          <table:table-cell table:style-name="ce26" office:value-type="string">
            <text:p>K067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ließ /Bonhoef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ei Netto</text:p>
          </table:table-cell>
          <table:covered-table-cell table:number-columns-repeated="2" table:style-name="ce10"/>
          <table:table-cell table:style-name="ce4" office:value-type="string">
            <text:p>153-12c</text:p>
          </table:table-cell>
          <table:table-cell table:style-name="ce21" office:value-type="string" table:number-columns-spanned="3" table:number-rows-spanned="1">
            <text:p>Verschw.K1602 30.11.10 1*2</text:p>
          </table:table-cell>
          <table:covered-table-cell table:number-columns-repeated="2" table:style-name="ce24"/>
          <table:table-cell table:style-name="ce26" office:value-type="string">
            <text:p>K331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Pastor-Kel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8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1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311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2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145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9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aes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calstr. /Peter-Deby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05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Aldenhov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boslarerstr. /L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 nähe Bushaltestelle</text:p>
          </table:table-cell>
          <table:covered-table-cell table:number-columns-repeated="2" table:style-name="ce10"/>
          <table:table-cell table:style-name="ce4" office:value-type="string">
            <text:p>123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time (start)</text:p>
          </table:table-cell>
          <table:covered-table-cell table:number-columns-repeated="2"/>
          <table:table-cell office:value-type="string" table:number-columns-spanned="3" table:number-rows-spanned="2">
            <text:p>duration (tour)</text:p>
          </table:table-cell>
          <table:covered-table-cell table:number-columns-repeated="2"/>
          <table:table-cell office:value-type="string" table:number-columns-spanned="3" table:number-rows-spanned="2">
            <text:p>kms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yield (estimated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time (end)</text:p>
          </table:table-cell>
          <table:covered-table-cell table:number-columns-repeated="2"/>
          <table:table-cell office:value-type="string" table:number-columns-spanned="3" table:number-rows-spanned="2">
            <text:p>duration (extra)</text:p>
          </table:table-cell>
          <table:covered-table-cell table:number-columns-repeated="2"/>
          <table:table-cell office:value-type="string" table:number-columns-spanned="3" table:number-rows-spanned="2">
            <text:p>kms (end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yield (weighed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signature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uration (total)</text:p>
          </table:table-cell>
          <table:covered-table-cell table:number-columns-repeated="2"/>
          <table:table-cell office:value-type="string" table:number-columns-spanned="3" table:number-rows-spanned="2">
            <text:p>duration (breaks)</text:p>
          </table:table-cell>
          <table:covered-table-cell table:number-columns-repeated="2"/>
          <table:table-cell office:value-type="string" table:number-columns-spanned="3" table:number-rows-spanned="2">
            <text:p>distance (total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ites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emptyings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yield (difference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5:0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39:09.87</meta:creation-date>
    <meta:editing-duration>PT28M</meta:editing-duration>
    <meta:editing-cycles>4</meta:editing-cycles>
    <meta:generator>OpenOffice.org/3.4.1$Win32 OpenOffice.org_project/341m1$Build-9593</meta:generator>
    <meta:initial-creator>Erik Sohns</meta:initial-creator>
    <dc:date>2013-03-08T15:07:10.15</dc:date>
    <dc:creator>Erik Sohns</dc:creator>
    <meta:document-statistic meta:table-count="1" meta:cell-count="45" meta:object-count="6"/>
  </office:meta>
</office:document-meta>
</file>